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T Wave Mono" svg:font-family="'LT Wave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  <style:font-face style:name="Roboto Condensed Medium" svg:font-family="'Roboto Condensed Medium'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Roboto Condensed Medium" officeooo:paragraph-rsid="002eacbf"/>
    </style:style>
    <style:style style:name="P2" style:family="paragraph">
      <loext:graphic-properties draw:fill-color="#ffffff"/>
      <style:paragraph-properties fo:text-align="center" style:writing-mode="lr-tb"/>
      <style:text-properties fo:color="#fffff0" loext:opacity="100%" loext:color-lum-mod="100%" loext:color-lum-off="0%" style:font-name="Roboto Condensed" fo:font-size="72pt" style:font-size-asian="72pt" style:font-size-complex="72pt"/>
    </style:style>
    <style:style style:name="P3" style:family="paragraph">
      <loext:graphic-properties draw:fill-color="#000000"/>
      <style:paragraph-properties fo:text-align="center" style:writing-mode="lr-tb"/>
      <style:text-properties fo:color="#fffff0" loext:opacity="100%" loext:color-lum-mod="100%" loext:color-lum-off="0%" style:font-name="Roboto Condensed" fo:font-size="72pt" style:font-size-asian="72pt" style:font-size-complex="72pt"/>
    </style:style>
    <style:style style:name="T1" style:family="text">
      <style:text-properties style:font-name="LT Wave Mono" fo:font-size="80pt" officeooo:rsid="002eacbf" style:font-size-asian="80pt" style:font-size-complex="80pt"/>
    </style:style>
    <style:style style:name="T2" style:family="text">
      <style:text-properties fo:font-size="80pt" officeooo:rsid="002eacbf" style:font-size-asian="80pt" style:font-size-complex="8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draw:fill-color="#ffffff" draw:textarea-horizontal-align="justify" draw:textarea-vertical-align="middle" draw:auto-grow-height="false" fo:min-height="120.31mm" fo:min-width="158.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000000" draw:textarea-horizontal-align="justify" draw:textarea-vertical-align="middle" draw:auto-grow-height="false" fo:min-height="131.15mm" fo:min-width="171.0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y="-10mm" svg:width="77.86mm" svg:height="120.54mm" draw:z-index="0"><draw:image xlink:href="Pictures/100000010000016B000002329F0C3FA775BE278E.png" xlink:type="simple" xlink:show="embed" xlink:actuate="onLoad" draw:mime-type="image/png"/></draw:frame><draw:custom-shape text:anchor-type="paragraph" draw:z-index="1" draw:name="Forme1" draw:style-name="gr2" draw:text-style-name="P3" svg:width="185.22mm" svg:height="145.33mm" svg:x="-12.19mm" svg:y="119.49m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 1" draw:style-name="gr1" draw:text-style-name="P2" svg:width="171.09mm" svg:height="133.3mm" svg:x="-5.08mm" svg:y="125.84mm"><text:p text:style-name="P1"><text:span text:style-name="T2">WORKSHOP</text:span></text:p><draw:enhanced-geometry svg:viewBox="0 0 21600 21600" draw:path-stretchpoint-x="10800" draw:path-stretchpoint-y="10800" draw:text-areas="?f3 ?f4 ?f5 ?f6" draw:type="round-rectangle" draw:modifiers="3132.2572109023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T Wave Mono" svg:font-family="'LT Wave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  <style:font-face style:name="Roboto Condensed Medium" svg:font-family="'Roboto Condensed Medium'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3-07-01T19:06:01.152649168</dc:date>
    <meta:editing-duration>PT14M45S</meta:editing-duration>
    <meta:editing-cycles>12</meta:editing-cycles>
    <meta:generator>LibreOffice/7.4.5.1$Linux_X86_64 LibreOffice_project/40$Build-1</meta:generator>
    <dc:creator>Philippe Teuwen</dc:creator>
    <meta:document-statistic meta:table-count="0" meta:image-count="1" meta:object-count="0" meta:page-count="1" meta:paragraph-count="1" meta:word-count="1" meta:character-count="8" meta:non-whitespace-character-count="8"/>
  </office:meta>
</office:document-meta>
</file>